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" svg:font-family="Courier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language="da" fo:country="DK" style:font-name-complex="Courier"/>
    </style:style>
    <style:style style:name="P2" style:family="paragraph" style:parent-style-name="Standard">
      <style:paragraph-properties fo:margin-left="0cm" fo:margin-right="-1.588cm" fo:text-indent="0cm" style:auto-text-indent="false"/>
      <style:text-properties fo:language="da" fo:country="DK"/>
    </style:style>
    <style:style style:name="P3" style:family="paragraph" style:parent-style-name="Standard">
      <style:paragraph-properties fo:margin-left="0cm" fo:margin-right="-1.588cm" fo:text-indent="0cm" style:auto-text-indent="false"/>
      <style:text-properties style:font-name="Courier" fo:language="da" fo:country="DK" style:font-name-complex="Courier"/>
    </style:style>
    <style:style style:name="P4" style:family="paragraph" style:parent-style-name="Standard" style:master-page-name="Standard">
      <style:paragraph-properties fo:margin-left="0cm" fo:margin-right="-1.588cm" fo:text-indent="0cm" style:auto-text-indent="false" style:page-number="auto"/>
      <style:text-properties fo:language="da" fo:country="DK"/>
    </style:style>
    <style:style style:name="T1" style:family="text">
      <style:text-properties style:font-name="Courier" fo:language="da" fo:country="DK" style:font-name-complex="Courier"/>
    </style:style>
    <style:style style:name="fr1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13.994cm" draw:visible-area-height="12.278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grammet SIMTEST benytter modulet SIMMISC til at minimere en lineær objekt-funktion </text:p>
      <text:p text:style-name="P2"/>
      <text:p text:style-name="P3"><text:s text:c="2"/>F(X0,X1,.,Xn) = C0 * X0 + C1 * X1 + … + Cn * Xn</text:p>
      <text:p text:style-name="P2"/>
      <text:p text:style-name="P2">under m lineære betingelser</text:p>
      <text:p text:style-name="P2"/>
      <text:p text:style-name="P3"><text:s text:c="2"/>A00 * X0 + A01 * X1 + ... + A0n * Xn &gt; y0</text:p>
      <text:p text:style-name="P3"><text:s text:c="2"/>A10 * X0 + A11 * X1 + ... + A1n * Xn &gt; y1</text:p>
      <text:p text:style-name="P3"><text:s text:c="2"/>.</text:p>
      <text:p text:style-name="P3"><text:s text:c="2"/>.</text:p>
      <text:p text:style-name="P3"><text:s text:c="2"/>Am0 * X0 + Am1 * X1 + ... + Amn * Xn &gt; ym</text:p>
      <text:p text:style-name="P2"/>
      <text:p text:style-name="P2">samt X0,X1 ... Xn <text:s/>alle er &gt;= 0</text:p>
      <text:p text:style-name="P2"/>
      <text:p text:style-name="P2">Ønsker man at maksimere objekt-funktionen, skal man benytte negative koefficienter C0 … Cn.</text:p>
      <text:p text:style-name="P2"/>
      <text:p text:style-name="P2"/>
      <text:p text:style-name="P2">Input til programmet</text:p>
      <text:p text:style-name="P2"/>
      <text:p text:style-name="P2">Eksempel <text:s/>SIMTEST.DAT</text:p>
      <text:p text:style-name="P2"/>
      <text:p text:style-name="P2">2 2</text:p>
      <text:p text:style-name="P2">3 1 &lt; 15</text:p>
      <text:p text:style-name="P2">2 3 &lt; 30</text:p>
      <text:p text:style-name="P2">-1 -1</text:p>
      <text:p text:style-name="P2"/>
      <text:p text:style-name="P2">I første linje angives hvor mange ubekendte (X0,X1,…) og hvor mange betingelser der er. Her 2 af hver.</text:p>
      <text:p text:style-name="P2">(at X’erne navngives X0 … Xn-1 skyldes naturligvis C’s indeksering af array elementer)</text:p>
      <text:p text:style-name="P2"/>
      <text:p text:style-name="P2">Derefter angives hver betingelse som et antal koefficienter <text:s/>(antallet skal være det samme som antallet af ubekendte), en relation (&gt;, &lt; eller =) samt en højreside.</text:p>
      <text:p text:style-name="P2"/>
      <text:p text:style-name="P2">I SIMTEST.DAT angiver linie 2 (3 1 &lt; 15) således betingelsen</text:p>
      <text:p text:style-name="P2"/>
      <text:p text:style-name="P2">3 * X0 <text:s/>+ 1 * X1 &lt; 15</text:p>
      <text:p text:style-name="P2"/>
      <text:p text:style-name="P2">og linje 3 (2 3 &lt; 30) angiver betingelsen</text:p>
      <text:p text:style-name="P2"/>
      <text:p text:style-name="P2">2 * X0 + 3 * X1 &lt; 30</text:p>
      <text:p text:style-name="P2"/>
      <text:p text:style-name="P2">Antallet af betingelser skal naturligvis være det samme som det i linje 1 angivne antal.</text:p>
      <text:p text:style-name="P2"/>
      <text:p text:style-name="P2">Tilsidst angives koefficienterne C0 .. Cn som udgør den lineære funktion der skal optimeres. (minimeres)</text:p>
      <text:p text:style-name="P2"/>
      <text:p text:style-name="P2">I SIMTEST.DAT angiver linje 4 (-1 -1) således funktionen</text:p>
      <text:p text:style-name="P2"/>
      <text:p text:style-name="P2"><text:s text:c="2"/>F = -1 * X0 + -1 * X1</text:p>
      <text:p text:style-name="P2"/>
      <text:p text:style-name="P2">Dvs. at der i dette eksempel <text:s/>findes et negativt minimum, hvilket svarer til et finde et maksimum.</text:p>
      <text:p text:style-name="P2"/>
      <text:p text:style-name="P2">Output </text:p>
      <text:p text:style-name="P2"/>
      <text:p text:style-name="P3"><text:s text:c="2"/>0 x[ <text:s/>0] <text:s text:c="7"/>3 <text:s text:c="7"/>1 <text:s/>&lt; <text:s text:c="6"/>15 </text:p>
      <text:p text:style-name="P3"><text:s text:c="2"/>1 x[ <text:s/>0] <text:s text:c="7"/>2 <text:s text:c="7"/>3 <text:s/>&lt; <text:s text:c="6"/>30 </text:p>
      <text:p text:style-name="P3"><text:s text:c="17"/>-1 <text:s text:c="6"/>-1 <text:s text:c="7"/>0 </text:p>
      <text:p text:style-name="P3"><text:s text:c="17"/>-1 <text:s text:c="6"/>-1 <text:s text:c="7"/>0 </text:p>
      <text:p text:style-name="P3"><text:soft-page-break/>___________________________________</text:p>
      <text:p text:style-name="P3"/>
      <text:p text:style-name="P3"><text:s text:c="2"/>0 x[ <text:s/>4] <text:s text:c="7"/>3 <text:s text:c="7"/>1 <text:s text:c="7"/>1 <text:s text:c="7"/>0 <text:s text:c="7"/>1 <text:s text:c="7"/>0 <text:s/>&lt; <text:s text:c="6"/>15 </text:p>
      <text:p text:style-name="P3"><text:s text:c="2"/>1 x[ <text:s/>5] <text:s text:c="7"/>2 <text:s text:c="7"/>3 <text:s text:c="7"/>0 <text:s text:c="7"/>1 <text:s text:c="7"/>0 <text:s text:c="7"/>1 <text:s/>&lt; <text:s text:c="6"/>30 </text:p>
      <text:p text:style-name="P3"><text:s text:c="17"/>-5 <text:s text:c="6"/>-4 <text:s text:c="6"/>-1 <text:s text:c="6"/>-1 <text:s text:c="7"/>0 <text:s text:c="7"/>0 <text:s text:c="5"/>-45 </text:p>
      <text:p text:style-name="P3"><text:s text:c="17"/>-1 <text:s text:c="6"/>-1 <text:s text:c="7"/>0 </text:p>
      <text:p text:style-name="P3">___________________________________</text:p>
      <text:p text:style-name="P3"/>
      <text:p text:style-name="P3"><text:s text:c="2"/>0 x[ <text:s/>0] <text:s text:c="7"/>1 <text:s text:c="3"/>0.333 <text:s text:c="3"/>0.333 <text:s text:c="7"/>0 <text:s text:c="3"/>0.333 <text:s text:c="7"/>0 <text:s/>&lt; <text:s text:c="7"/>5 </text:p>
      <text:p text:style-name="P3"><text:s text:c="2"/>1 x[ <text:s/>5] <text:s text:c="7"/>0 <text:s text:c="4"/>2.33 <text:s text:c="2"/>-0.667 <text:s text:c="7"/>1 <text:s text:c="2"/>-0.667 <text:s text:c="7"/>1 <text:s/>&lt; <text:s text:c="6"/>20 </text:p>
      <text:p text:style-name="P3"><text:s text:c="18"/>0 <text:s text:c="3"/>-2.33 <text:s text:c="3"/>0.667 <text:s text:c="6"/>-1 <text:s text:c="4"/>1.67 <text:s text:c="7"/>0 <text:s text:c="5"/>-20 </text:p>
      <text:p text:style-name="P3"><text:s text:c="17"/>-1 <text:s text:c="6"/>-1 <text:s text:c="7"/>0 </text:p>
      <text:p text:style-name="P3">___________________________________</text:p>
      <text:p text:style-name="P3"/>
      <text:p text:style-name="P3"><text:s text:c="2"/>0 x[ <text:s/>0] <text:s text:c="7"/>1 <text:s text:c="7"/>0 <text:s text:c="3"/>0.429 <text:s text:c="2"/>-0.143 <text:s text:c="3"/>0.429 <text:s text:c="2"/>-0.143 <text:s/>&lt; <text:s text:c="4"/>2.14 </text:p>
      <text:p text:style-name="P3"><text:s text:c="2"/>1 x[ <text:s/>1] <text:s text:c="7"/>0 <text:s text:c="7"/>1 <text:s text:c="2"/>-0.286 <text:s text:c="3"/>0.429 <text:s text:c="2"/>-0.286 <text:s text:c="3"/>0.429 <text:s/>&lt; <text:s text:c="4"/>8.57 </text:p>
      <text:p text:style-name="P3"><text:s text:c="18"/>0 <text:s text:c="7"/>0 <text:s text:c="7"/>0 <text:s text:c="7"/>0 <text:s text:c="7"/>1 <text:s text:c="7"/>1 <text:s text:c="7"/>0 </text:p>
      <text:p text:style-name="P3"><text:s text:c="17"/>-1 <text:s text:c="6"/>-1 <text:s text:c="7"/>0 </text:p>
      <text:p text:style-name="P3">___________________________________</text:p>
      <text:p text:style-name="P3"/>
      <text:p text:style-name="P3"><text:s text:c="2"/>0 x[ <text:s/>0] <text:s text:c="7"/>1 <text:s text:c="7"/>0 <text:s text:c="3"/>0.429 <text:s text:c="2"/>-0.143 <text:s/>&lt; <text:s text:c="4"/>2.14 </text:p>
      <text:p text:style-name="P3"><text:s text:c="2"/>1 x[ <text:s/>1] <text:s text:c="7"/>0 <text:s text:c="7"/>1 <text:s text:c="2"/>-0.286 <text:s text:c="3"/>0.429 <text:s/>&lt; <text:s text:c="4"/>8.57 </text:p>
      <text:p text:style-name="P3"><text:s text:c="18"/>0 <text:s text:c="7"/>0 <text:s text:c="3"/>0.143 <text:s text:c="3"/>0.286 <text:s text:c="4"/>10.7 </text:p>
      <text:p text:style-name="P3"><text:s text:c="17"/>-1 <text:s text:c="6"/>-1 <text:s text:c="7"/>0 </text:p>
      <text:p text:style-name="P3">___________________________________</text:p>
      <text:p text:style-name="P3"/>
      <text:p text:style-name="P3"/>
      <text:p text:style-name="P3"><text:s/>Løsning:</text:p>
      <text:p text:style-name="P3">x[ <text:s/>0] = <text:s text:c="3"/>2.1428571429e+000 <text:s text:c="3"/>-1.00</text:p>
      <text:p text:style-name="P3">x[ <text:s/>1] = <text:s text:c="3"/>8.5714285714e+000 <text:s text:c="3"/>-1.00</text:p>
      <text:p text:style-name="P3">maksimum:-1.071429e+001</text:p>
      <text:p text:style-name="P3"/>
      <text:p text:style-name="P3">Først indføres der et antal ’skygge-variable’ der dels tjener det formål, at omforme ulighedstegnene til lighedstegn, dels sørger for, at de mulige løsninger kan ’nås’ med den initiale værdi af X0..Xn = 0,..,0.</text:p>
      <text:p text:style-name="P3">Den første iteration starter således med de ønskede ubekendte X0..Xn = 0,..,0.</text:p>
      <text:p text:style-name="P3"/>
      <text:p text:style-name="P1">Der foretages herefter et antal iterationer, hvor der for hvert skridt søges efter den ’bedst mulige’ omformning af skygge-variable og ubekendte X0..Xn. ’Bedst mulige’ skal forstås således, at den giver den mindst mulige værdi af objekt-funktionen. </text:p>
      <text:p text:style-name="P1">Når der ikke længere kan findes en mindre værdi af objekt funktioen stopper iterationen.</text:p>
      <text:p text:style-name="P1">Løsningen udskrives tilsidst med de værdier af X0..Xn der giver den mindst mulige værdi. Mangler der en angivelse af Xj i løsningen, betyder det blot at dennes værdi er 0.</text:p>
      <text:p text:style-name="P1"/>
      <text:p text:style-name="P1"><text:soft-page-break/><draw:frame draw:style-name="fr1" draw:name="Objekt1" text:anchor-type="as-char" svg:width="13.996cm" svg:height="12.277cm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" svg:font-family="Courier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a" fo:country="DK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rogrammet SIMTEST benytter modulet SIMMISC til at minimere en linieær objekt-function </dc:title>
    <meta:initial-creator>Jesper Gr'nning Mikkelsen</meta:initial-creator>
    <meta:creation-date>1999-03-21T13:14:00</meta:creation-date>
    <dc:creator>Jesper Grønning Mikkelsen</dc:creator>
    <dc:date>2017-01-23T22:42:54.23</dc:date>
    <meta:editing-cycles>2</meta:editing-cycles>
    <meta:editing-duration>PT1H20M</meta:editing-duration>
    <meta:document-statistic meta:table-count="0" meta:image-count="0" meta:object-count="1" meta:page-count="3" meta:paragraph-count="64" meta:word-count="560" meta:character-count="3602"/>
    <meta:generator>OpenOffice/4.1.2$Win32 OpenOffice.org_project/412m3$Build-9782</meta:generator>
  </office:meta>
</office:document-meta>
</file>